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ventProcessor.processEvent( String inFilter , Object [ ] ev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SFEventProcessor.BSFEventProcessor( BSFEngine engine , BSFManager manager , String filter , String source , int lineNo , int column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EventProcessor.processExceptionableEvent( String inFilter , Object [ ] ev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